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A0000000A061B6A0E2.png"/>
  <manifest:file-entry manifest:media-type="image/png" manifest:full-path="Pictures/1000020100000140000000A07EC1834C.png"/>
  <manifest:file-entry manifest:media-type="image/png" manifest:full-path="Pictures/100002010000041D000002E8ABAA9DE8.png"/>
  <manifest:file-entry manifest:media-type="image/png" manifest:full-path="Pictures/10000201000000A0000000A0800DEA1B.png"/>
  <manifest:file-entry manifest:media-type="image/png" manifest:full-path="Pictures/100002010000014000000140B512EAD2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979cm, 0cm, 2.979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cm, 0cm, 0cm, 0cm)" draw:image-opacity="100%" style:mirror="none"/>
    </style:style>
    <style:style style:name="gr4" style:family="graphic" style:parent-style-name="Interfaces">
      <style:graphic-properties draw:textarea-horizontal-align="center" draw:textarea-vertical-align="middle"/>
    </style:style>
    <style:style style:name="gr5" style:family="graphic" style:parent-style-name="Légende_20_interfaces">
      <style:graphic-properties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text">
      <style:graphic-properties draw:textarea-horizontal-align="left" draw:auto-grow-height="true" draw:auto-grow-width="true" fo:min-height="0.25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id="id6" draw:layer="layout" svg:width="2cm" svg:height="1cm" svg:x="3.5cm" svg:y="6cm">
          <draw:image xlink:href="Pictures/1000020100000140000000A07EC1834C.png" xlink:type="simple" xlink:show="embed" xlink:actuate="onLoad">
            <text:p/>
          </draw:image>
        </draw:frame>
        <draw:frame draw:style-name="gr2" draw:text-style-name="P1" draw:id="id4" draw:layer="layout" svg:width="3cm" svg:height="2.5cm" svg:x="6.5cm" svg:y="2.5cm">
          <draw:image xlink:href="Pictures/100002010000041D000002E8ABAA9DE8.png" xlink:type="simple" xlink:show="embed" xlink:actuate="onLoad">
            <text:p/>
          </draw:image>
        </draw:frame>
        <draw:frame draw:style-name="gr3" draw:text-style-name="P1" draw:id="id2" draw:layer="layout" svg:width="2.5cm" svg:height="2cm" svg:x="7cm" svg:y="0cm">
          <draw:image xlink:href="Pictures/100002010000014000000140B512EAD2.png" xlink:type="simple" xlink:show="embed" xlink:actuate="onLoad">
            <text:p/>
          </draw:image>
        </draw:frame>
        <draw:frame draw:style-name="gr1" draw:text-style-name="P1" draw:id="id7" draw:layer="layout" svg:width="2.5cm" svg:height="2.5cm" svg:x="7.5cm" svg:y="5.5cm">
          <draw:image xlink:href="Pictures/10000201000000A0000000A061B6A0E2.png" xlink:type="simple" xlink:show="embed" xlink:actuate="onLoad">
            <text:p/>
          </draw:image>
        </draw:frame>
        <draw:line draw:style-name="gr4" draw:text-style-name="P1" draw:id="id3" draw:layer="layout" svg:x1="2.5cm" svg:y1="2cm" svg:x2="1.5cm" svg:y2="2cm">
          <text:p/>
        </draw:line>
        <draw:line draw:style-name="gr4" draw:text-style-name="P1" draw:id="id1" draw:layer="layout" svg:x1="2.5cm" svg:y1="1cm" svg:x2="1.5cm" svg:y2="1cm">
          <text:p/>
        </draw:line>
        <draw:line draw:style-name="gr4" draw:text-style-name="P1" draw:id="id5" draw:layer="layout" svg:x1="2.5cm" svg:y1="3cm" svg:x2="1.5cm" svg:y2="3cm">
          <text:p/>
        </draw:line>
        <draw:frame draw:style-name="gr5" draw:layer="layout" svg:width="1.226cm" svg:height="0.675cm" svg:x="2cm" svg:y="0.325cm">
          <draw:text-box>
            <text:p>eth0</text:p>
          </draw:text-box>
        </draw:frame>
        <draw:frame draw:style-name="gr5" draw:layer="layout" svg:width="1.226cm" svg:height="0.675cm" svg:x="2cm" svg:y="1.325cm">
          <draw:text-box>
            <text:p>eth1</text:p>
          </draw:text-box>
        </draw:frame>
        <draw:frame draw:style-name="gr5" draw:layer="layout" svg:width="1.226cm" svg:height="0.675cm" svg:x="2cm" svg:y="2.325cm">
          <draw:text-box>
            <text:p>eth3</text:p>
          </draw:text-box>
        </draw:frame>
        <draw:connector draw:style-name="gr6" draw:text-style-name="P1" draw:layer="layout" draw:type="line" svg:x1="2.5cm" svg:y1="1cm" svg:x2="7cm" svg:y2="1cm" draw:start-shape="id1" draw:start-glue-point="1" draw:end-shape="id2" draw:end-glue-point="3" svg:d="m2500 1000h4500">
          <text:p/>
        </draw:connector>
        <draw:connector draw:style-name="gr6" draw:text-style-name="P1" draw:layer="layout" draw:type="line" svg:x1="2.5cm" svg:y1="2cm" svg:x2="6.5cm" svg:y2="3.75cm" draw:start-shape="id3" draw:start-glue-point="1" draw:end-shape="id4" draw:end-glue-point="3" svg:d="m2500 2000 4000 1750">
          <text:p/>
        </draw:connector>
        <draw:connector draw:style-name="gr6" draw:text-style-name="P1" draw:layer="layout" draw:type="line" svg:x1="2.5cm" svg:y1="3cm" svg:x2="4.5cm" svg:y2="6cm" draw:start-shape="id5" draw:start-glue-point="1" draw:end-shape="id6" draw:end-glue-point="0" svg:d="m2500 3000 2000 3000">
          <text:p/>
        </draw:connector>
        <draw:connector draw:style-name="gr6" draw:text-style-name="P1" draw:layer="layout" draw:type="line" svg:x1="5.5cm" svg:y1="6.5cm" svg:x2="7.5cm" svg:y2="6.75cm" draw:start-shape="id6" draw:start-glue-point="1" draw:end-shape="id7" svg:d="m5500 6500 2000 250">
          <text:p/>
        </draw:connector>
        <draw:frame draw:style-name="gr7" draw:layer="layout" svg:width="2.733cm" svg:height="0.675cm" svg:x="4cm" svg:y="1.5cm">
          <draw:text-box>
            <text:p>câbles croisés</text:p>
          </draw:text-box>
        </draw:frame>
        <draw:frame draw:style-name="gr7" draw:layer="layout" svg:width="2.119cm" svg:height="0.675cm" svg:x="1.5cm" svg:y="4.825cm">
          <draw:text-box>
            <text:p>câble droit</text:p>
          </draw:text-box>
        </draw:frame>
        <draw:frame draw:style-name="gr1" draw:text-style-name="P1" draw:layer="layout" svg:width="2.514cm" svg:height="3cm" svg:x="0cm" svg:y="0.5cm">
          <draw:image xlink:href="Pictures/10000201000000A0000000A0800DEA1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Dash_20_1" draw:fill="none" draw:fill-gradient-name="Gradient_20_7" draw:fill-hatch-name="Hatch_20_1" draw:fill-image-name="Bitmape_20_1"/>
      <style:text-properties fo:font-family="FreeSans" style:font-style-name="Normal" style:font-family-generic="swiss" style:font-pitch="variable" fo:font-size="10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Interfaces" style:family="graphic" style:parent-style-name="standard">
      <style:graphic-properties draw:stroke-dash="Dash_20_1" svg:stroke-width="0.1cm" svg:stroke-color="#ff0000" draw:marker-start-width="0.45cm" draw:marker-end-width="0.45cm" draw:fill-gradient-name="Gradient_20_7" draw:fill-hatch-name="Hatch_20_1" draw:fill-image-name="Bitmape_20_1"/>
    </style:style>
    <style:style style:name="Légende_20_interfaces" style:display-name="Légende interfaces" style:family="graphic" style:parent-style-name="text">
      <style:graphic-properties draw:stroke-dash="Dash_20_1" draw:fill-gradient-name="Gradient_20_7" draw:fill-hatch-name="Hatch_20_1" draw:fill-image-name="Bitmape_20_1"/>
      <style:text-properties fo:color="#ff0000" fo:font-weight="bold"/>
    </style:style>
  </office:styles>
  <office:automatic-styles>
    <style:page-layout style:name="PM0">
      <style:page-layout-properties fo:margin-top="0cm" fo:margin-bottom="0cm" fo:margin-left="0cm" fo:margin-right="0cm" fo:page-width="10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anguy Ortolo</meta:initial-creator>
    <meta:creation-date>2009-03-28T18:18:18</meta:creation-date>
    <dc:date>2009-03-28T18:32:00</dc:date>
    <dc:creator>Tanguy Ortolo</dc:creator>
    <meta:editing-duration>PT00H13M43S</meta:editing-duration>
    <meta:editing-cycles>2</meta:editing-cycles>
    <meta:generator>OpenOffice.org/3.0$Linux OpenOffice.org_project/300m9$Build-9358</meta:generator>
    <meta:document-statistic meta:object-count="17"/>
    <meta:user-defined meta:name="Info 1"/>
    <meta:user-defined meta:name="Info 2"/>
    <meta:user-defined meta:name="Info 3"/>
    <meta:user-defined meta:name="Info 4"/>
  </office:meta>
</office:document-meta>
</file>